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02916" officeooo:paragraph-rsid="00102916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style:font-name="FreeMono"/>
    </style:style>
    <style:style style:name="P5" style:family="paragraph" style:parent-style-name="Standard">
      <style:text-properties style:font-name="FreeMono" officeooo:rsid="00102916" officeooo:paragraph-rsid="00102916"/>
    </style:style>
    <style:style style:name="P6" style:family="paragraph" style:parent-style-name="Standard">
      <style:paragraph-properties fo:text-align="center" style:justify-single-word="false"/>
      <style:text-properties style:font-name="FreeMono" fo:font-weight="bold" officeooo:rsid="0011bfc1" officeooo:paragraph-rsid="0011bfc1" style:font-weight-asian="bold" style:font-weight-complex="bold"/>
    </style:style>
    <style:style style:name="T1" style:family="text">
      <style:text-properties style:font-name="FreeMono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ristopher Bero</text:p>
      <text:p text:style-name="P5">Homework 4</text:p>
      <text:p text:style-name="P5">CPE 495</text:p>
      <text:p text:style-name="P5"/>
      <text:p text:style-name="P6">Design Testing Methodologies</text:p>
      <text:p text:style-name="P5"/>
      <text:p text:style-name="P2"><text:span text:style-name="T1">Explain the differences between </text:span><text:span text:style-name="Emphasis"><text:span text:style-name="T1">Black Box</text:span></text:span><text:span text:style-name="T1"> and </text:span><text:span text:style-name="Emphasis"><text:span text:style-name="T1">White Box</text:span></text:span><text:span text:style-name="T1"> testing. </text:span></text:p>
      <text:list xml:id="list2362274069793810378" text:style-name="L1">
        <text:list-item>
          <text:p text:style-name="P4">Identify a circuit simulator (analog or digital) that you are familiar with. Explain the features of this simulator that increase the observability and controllability of the circuit being simulated. </text:p>
        </text:list-item>
        <text:list-item>
          <text:p text:style-name="P3"><text:span text:style-name="T1">A mobile robot is being built. It uses two DC motors in a differential drive configuration: a microcontroller to control movement and an ultrasonic sensor to detect obstacles. The robot is built to wander around without bumping into objects. Explain how </text:span><text:span text:style-name="Emphasis"><text:span text:style-name="T1">Stubs</text:span></text:span><text:span text:style-name="T1"> could be used in testing to take the place of incomplete systems. Be specific. </text:span></text:p>
        </text:list-item>
        <text:list-item>
          <text:p text:style-name="P4">Consider that you have an op amp integrated circuit package, such as the LM741 in Appendix D of the text. What type of testing would be appropriate for testing this device? Write a short test plan for doing so. </text:p>
        </text:list-item>
        <text:list-item>
          <text:p text:style-name="P3"><text:span text:style-name="T1">Explain what is the purpose and procedures associated with </text:span><text:span text:style-name="Emphasis"><text:span text:style-name="T1">Unit Testing, Integration Testing</text:span></text:span><text:span text:style-name="T1">, and </text:span><text:span text:style-name="Emphasis"><text:span text:style-name="T1">Acceptance Testing</text:span></text:span><text:span text:style-name="T1">. </text:span></text:p>
        </text:list-item>
        <text:list-item>
          <text:p text:style-name="P3"><text:span text:style-name="T1">Explain under what situations a </text:span><text:span text:style-name="Emphasis"><text:span text:style-name="T1">Matrix Test</text:span></text:span><text:span text:style-name="T1"> is appropriate. Explain under what situations a </text:span><text:span text:style-name="Emphasis"><text:span text:style-name="T1">Step-by-Step Test</text:span></text:span><text:span text:style-name="T1"> is appropriate. </text:span></text:p>
        </text:list-item>
        <text:list-item>
          <text:p text:style-name="P1"><text:span text:style-name="T1">What does the term </text:span><text:span text:style-name="Emphasis"><text:span text:style-name="T1">Regression Testing</text:span></text:span><text:span text:style-name="T1"> mean? How can the use of automated test scripts aid in the regression testing of a given design unit? 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3:44.495241947</meta:creation-date>
    <dc:date>2015-09-09T22:45:04.330687094</dc:date>
    <meta:editing-duration>PT1M19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1" meta:paragraph-count="11" meta:word-count="208" meta:character-count="1272" meta:non-whitespace-character-count="1074"/>
  </office:meta>
</office:document-meta>
</file>